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ie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istion in a list by including the index of the item you want to remove in the parentheses. Ex: first_owned = motorcycles.pop(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03T12:39:54.61</dc:date>
    <dc:creator>James Wagner</dc:creator>
    <meta:editing-duration>PT7H57M12S</meta:editing-duration>
    <meta:editing-cycles>13</meta:editing-cycles>
    <meta:generator>OpenOffice/4.1.13$Win32 OpenOffice.org_project/4113m1$Build-9810</meta:generator>
    <meta:document-statistic meta:table-count="0" meta:image-count="0" meta:object-count="0" meta:page-count="2" meta:paragraph-count="27" meta:word-count="368" meta:character-count="1991"/>
  </office:meta>
</office:document-meta>
</file>